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37%" fo:text-indent="0cm" style:auto-text-indent="false"/>
      <style:text-properties fo:font-variant="normal" fo:text-transform="none" style:font-name="inherit" fo:font-size="9.60000038146973pt" fo:font-style="normal" fo:font-weight="normal" officeooo:rsid="000fbb8a" officeooo:paragraph-rsid="000fbb8a" loext:padding="0cm" loext:border="none"/>
    </style:style>
    <style:style style:name="P2" style:family="paragraph" style:parent-style-name="Standard">
      <style:text-properties officeooo:rsid="0010c3ba" officeooo:paragraph-rsid="0010c3ba"/>
    </style:style>
    <style:style style:name="P3" style:family="paragraph" style:parent-style-name="Standard" style:list-style-name="L1">
      <style:paragraph-properties fo:margin-top="0cm" fo:margin-bottom="0cm" loext:contextual-spacing="false" fo:line-height="137%"/>
      <style:text-properties officeooo:paragraph-rsid="000fbb8a"/>
    </style:style>
    <style:style style:name="P4" style:family="paragraph" style:parent-style-name="Standard" style:list-style-name="L1">
      <style:paragraph-properties fo:margin-top="0cm" fo:margin-bottom="0cm" loext:contextual-spacing="false" fo:line-height="137%"/>
      <style:text-properties officeooo:paragraph-rsid="0010c3ba"/>
    </style:style>
    <style:style style:name="P5" style:family="paragraph" style:parent-style-name="Standard" style:list-style-name="L1">
      <style:paragraph-properties fo:margin-top="0cm" fo:margin-bottom="0cm" loext:contextual-spacing="false" fo:line-height="137%"/>
      <style:text-properties officeooo:rsid="0015a127" officeooo:paragraph-rsid="0015a12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tyle-asian="normal" style:font-style-complex="normal"/>
    </style:style>
    <style:style style:name="T3" style:family="text">
      <style:text-properties fo:font-variant="normal" fo:text-transform="none" style:font-name="inherit" fo:font-size="9.60000038146973pt" fo:font-style="normal" fo:font-weight="normal" officeooo:rsid="000fbb8a" loext:padding="0cm" loext:border="none"/>
    </style:style>
    <style:style style:name="T4" style:family="text">
      <style:text-properties fo:font-variant="normal" fo:text-transform="none" style:font-name="inherit" fo:font-size="9.60000038146973pt" fo:font-style="normal" fo:font-weight="normal" officeooo:rsid="0010c3ba" loext:padding="0cm" loext:border="none"/>
    </style:style>
    <style:style style:name="T5" style:family="text">
      <style:text-properties fo:font-variant="normal" fo:text-transform="none" style:font-name="inherit" fo:font-size="9.60000038146973pt" fo:font-style="normal" fo:font-weight="normal" officeooo:rsid="0010c3ba" style:font-style-asian="normal" style:font-style-complex="normal" loext:padding="0cm" loext:border="none"/>
    </style:style>
    <style:style style:name="T6" style:family="text">
      <style:text-properties fo:font-variant="normal" fo:text-transform="none" style:font-name="inherit" fo:font-size="9.60000038146973pt" fo:font-style="normal" fo:font-weight="normal" officeooo:rsid="00124296" loext:padding="0cm" loext:border="none"/>
    </style:style>
    <style:style style:name="T7" style:family="text">
      <style:text-properties fo:font-variant="normal" fo:text-transform="none" style:font-name="inherit" fo:font-size="9.60000038146973pt" fo:font-style="normal" fo:font-weight="normal" officeooo:rsid="0013465c" loext:padding="0cm" loext:border="none"/>
    </style:style>
    <style:style style:name="T8" style:family="text">
      <style:text-properties fo:font-variant="normal" fo:text-transform="none" style:font-name="inherit" fo:font-size="9.60000038146973pt" fo:font-style="normal" fo:font-weight="normal" officeooo:rsid="00147751" loext:padding="0cm" loext:border="none"/>
    </style:style>
    <style:style style:name="T9" style:family="text">
      <style:text-properties fo:font-variant="normal" fo:text-transform="none" style:font-name="inherit" fo:font-size="9.60000038146973pt" fo:font-style="normal" fo:font-weight="normal" officeooo:rsid="0015a127" loext:padding="0cm" loext:border="none"/>
    </style:style>
    <style:style style:name="T10" style:family="text">
      <style:text-properties fo:font-variant="normal" fo:text-transform="none" style:font-name="inherit" fo:font-size="9.60000038146973pt" fo:font-style="normal" fo:font-weight="normal" loext:padding="0cm" loext:border="none"/>
    </style:style>
    <style:style style:name="T11" style:family="text">
      <style:text-properties fo:font-variant="normal" fo:text-transform="none" style:font-name="inherit" fo:font-size="9.60000038146973pt" fo:font-style="normal" fo:font-weight="normal" officeooo:rsid="0015ba69" loext:padding="0cm" loext:border="none"/>
    </style:style>
    <style:style style:name="T12" style:family="text">
      <style:text-properties fo:font-variant="normal" fo:text-transform="none" style:font-name="inherit" fo:font-size="9.60000038146973pt" fo:font-style="normal" fo:font-weight="normal" officeooo:rsid="0015ffae" loext:padding="0cm" loext:border="none"/>
    </style:style>
    <style:style style:name="T13" style:family="text">
      <style:text-properties fo:font-variant="normal" fo:text-transform="none" style:font-name="inherit" fo:font-size="9.60000038146973pt" fo:font-style="normal" fo:font-weight="normal" officeooo:rsid="001624cc" loext:padding="0cm" loext:border="none"/>
    </style:style>
    <style:style style:name="T14" style:family="text">
      <style:text-properties fo:font-variant="normal" fo:text-transform="none" style:font-name="inherit" fo:font-size="9.60000038146973pt" fo:font-style="normal" fo:font-weight="normal" officeooo:rsid="00183feb" loext:padding="0cm" loext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j udział w programie z PO:</text:p>
      <text:list xml:id="list2354235294" text:style-name="L1">
        <text:list-item>
          <text:p text:style-name="P3"><text:span text:style-name="T3">Przygotowanie pierwotnego projektu zawierającego podstawowe klasy,</text:span><text:span text:style-name="T8"> </text:span><text:span text:style-name="T3">oczekujące implementacji metody </text:span><text:span text:style-name="T8">poszczególnych klas</text:span></text:p>
        </text:list-item>
        <text:list-item>
          <text:p text:style-name="P5"><text:span text:style-name="T8">K</text:span><text:span text:style-name="T10">onstruktory: Firma, </text:span><text:span text:style-name="T12">Osoba, </text:span><text:span text:style-name="T10">Bilet, </text:span><text:span text:style-name="T11">BiletSystem, </text:span><text:span text:style-name="T13">Samolot, </text:span><text:span text:style-name="T14">Boeing, Airbus, Bombardier</text:span></text:p>
        </text:list-item>
        <text:list-item>
          <text:p text:style-name="P5"><text:span text:style-name="T10">Destruktory: Firma, </text:span><text:span text:style-name="T12">Osoba, </text:span><text:span text:style-name="T10">Lot</text:span></text:p>
        </text:list-item>
        <text:list-item>
          <text:p text:style-name="P4"><text:span text:style-name="T4">Przeciążenie metody ToString</text:span><text:span text:style-name="T7">()</text:span><text:span text:style-name="T4"> klas </text:span><text:span text:style-name="T6">Bilet,</text:span><text:span text:style-name="T5">Klient</text:span><text:span text:style-name="T4">, Firma, Osoba, Airbus, Boeing, Bombardier</text:span></text:p>
        </text:list-item>
        <text:list-item>
          <text:p text:style-name="P4"><text:span text:style-name="T4"/>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7T10:36:49.780000000</meta:creation-date>
    <dc:date>2020-05-27T14:12:52.961000000</dc:date>
    <meta:editing-duration>PT1H4M51S</meta:editing-duration>
    <meta:editing-cycles>8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6" meta:word-count="45" meta:character-count="359" meta:non-whitespace-character-count="324"/>
  </office:meta>
</office:document-meta>
</file>